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52.11mm"/>
    </style:style>
    <style:style style:name="co6" style:family="table-column">
      <style:table-column-properties fo:break-before="auto" style:column-width="52.53mm"/>
    </style:style>
    <style:style style:name="co7" style:family="table-column">
      <style:table-column-properties fo:break-before="auto" style:column-width="21.63mm"/>
    </style:style>
    <style:style style:name="co8" style:family="table-column">
      <style:table-column-properties fo:break-before="auto" style:column-width="51.19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8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fff09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9"/>
        <table:table-column table:style-name="co4" table:number-columns-repeated="2" table:default-cell-style-name="ce1"/>
        <table:table-column table:style-name="co5" table:default-cell-style-name="ce9"/>
        <table:table-column table:style-name="co3" table:number-columns-repeated="2" table:default-cell-style-name="ce9"/>
        <table:table-column table:style-name="co6" table:default-cell-style-name="ce9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4" table:number-columns-repeated="1006" table:default-cell-style-name="ce1"/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Tmi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max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6"/>
          <table:table-cell table:number-columns-repeated="1006"/>
        </table:table-row>
        <table:table-row table:style-name="ro2">
          <table:table-cell table:number-columns-repeated="2"/>
          <table:table-cell table:style-name="ce7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office:value-type="string" calcext:value-type="string">
            <text:p><text:span text:style-name="T1">ERA5</text:span><text:span text:style-name="T2">MIN</text:span><text:span text:style-name="T3"> – ERA5</text:span><text:span text:style-name="T2">MIN,ERA5LAND GEOP</text:span>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office:value-type="string" calcext:value-type="string">
            <text:p><text:span text:style-name="T1">ERA5</text:span><text:span text:style-name="T2">MAX</text:span><text:span text:style-name="T3"> – ERA5</text:span><text:span text:style-name="T2">MAX,ERA5LAND GEOP</text:span>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9" office:value-type="string" calcext:value-type="string">
            <text:p><text:span text:style-name="T1">ERA5</text:span><text:span text:style-name="T2">MIN</text:span><text:span text:style-name="T3"> – ERA5</text:span><text:span text:style-name="T2">MIN,ERA5 GEOP</text:span>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9" office:value-type="string" calcext:value-type="string">
            <text:p><text:span text:style-name="T1">ERA5</text:span><text:span text:style-name="T2">MAX</text:span><text:span text:style-name="T3"> – ERA5</text:span><text:span text:style-name="T2">MAX,ERA5 GEOP</text:span>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4" office:value-type="string" calcext:value-type="string">
            <text:p>Donostia Igeldo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97" calcext:value-type="float">
            <text:p>16,97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9.12" calcext:value-type="float">
            <text:p>29,12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4.68" calcext:value-type="float">
            <text:p>14,68</text:p>
          </table:table-cell>
          <table:table-cell table:style-name="ce14" table:formula="of:=[.D4]-[.H4]" office:value-type="float" office:value="2.29" calcext:value-type="float">
            <text:p>2,29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77" calcext:value-type="float">
            <text:p>26,77</text:p>
          </table:table-cell>
          <table:table-cell table:style-name="ce15" table:formula="of:=[.F4]-[.K4]" office:value-type="float" office:value="2.35" calcext:value-type="float">
            <text:p>2,35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5.04" calcext:value-type="float">
            <text:p>15,04</text:p>
          </table:table-cell>
          <table:table-cell table:style-name="ce14" table:formula="of:=[.D4]-[.N4]" office:value-type="float" office:value="1.93" calcext:value-type="float">
            <text:p>1,93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14" calcext:value-type="float">
            <text:p>27,14</text:p>
          </table:table-cell>
          <table:table-cell table:style-name="ce15" table:formula="of:=[.F4]-[.Q4]" office:value-type="float" office:value="1.98" calcext:value-type="float">
            <text:p>1,98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4" office:value-type="string" calcext:value-type="string">
            <text:p>Hondarribia Malkarro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.68" calcext:value-type="float">
            <text:p>15,68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05" calcext:value-type="float">
            <text:p>27,05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2.96" calcext:value-type="float">
            <text:p>12,96</text:p>
          </table:table-cell>
          <table:table-cell table:style-name="ce14" table:formula="of:=[.D5]-[.H5]" office:value-type="float" office:value="2.72" calcext:value-type="float">
            <text:p>2,72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4.06" calcext:value-type="float">
            <text:p>24,06</text:p>
          </table:table-cell>
          <table:table-cell table:style-name="ce15" table:formula="of:=[.F5]-[.K5]" office:value-type="float" office:value="2.99" calcext:value-type="float">
            <text:p>2,99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3.38" calcext:value-type="float">
            <text:p>13,38</text:p>
          </table:table-cell>
          <table:table-cell table:style-name="ce14" table:formula="of:=[.D5]-[.N5]" office:value-type="float" office:value="2.3" calcext:value-type="float">
            <text:p>2,30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5" table:formula="of:=[.F5]-[.Q5]" office:value-type="float" office:value="2.53" calcext:value-type="float">
            <text:p>2,53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5" office:value-type="string" calcext:value-type="string">
            <text:p>Lekeitio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77" calcext:value-type="float">
            <text:p>16,77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9.37" calcext:value-type="float">
            <text:p>29,37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4.53" calcext:value-type="float">
            <text:p>14,53</text:p>
          </table:table-cell>
          <table:table-cell table:style-name="ce14" table:formula="of:=[.D6]-[.H6]" office:value-type="float" office:value="2.24" calcext:value-type="float">
            <text:p>2,24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5" table:formula="of:=[.F6]-[.K6]" office:value-type="float" office:value="2.37" calcext:value-type="float">
            <text:p>2,37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5.06" calcext:value-type="float">
            <text:p>15,06</text:p>
          </table:table-cell>
          <table:table-cell table:style-name="ce14" table:formula="of:=[.D6]-[.N6]" office:value-type="float" office:value="1.71" calcext:value-type="float">
            <text:p>1,71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55" calcext:value-type="float">
            <text:p>27,55</text:p>
          </table:table-cell>
          <table:table-cell table:style-name="ce15" table:formula="of:=[.F6]-[.Q6]" office:value-type="float" office:value="1.82" calcext:value-type="float">
            <text:p>1,82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5" office:value-type="string" calcext:value-type="string">
            <text:p>Zumai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93" calcext:value-type="float">
            <text:p>16,93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8.51" calcext:value-type="float">
            <text:p>28,51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5.01" calcext:value-type="float">
            <text:p>15,01</text:p>
          </table:table-cell>
          <table:table-cell table:style-name="ce14" table:formula="of:=[.D7]-[.H7]" office:value-type="float" office:value="1.92" calcext:value-type="float">
            <text:p>1,92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4" calcext:value-type="float">
            <text:p>26,4</text:p>
          </table:table-cell>
          <table:table-cell table:style-name="ce15" table:formula="of:=[.F7]-[.K7]" office:value-type="float" office:value="2.11" calcext:value-type="float">
            <text:p>2,11</text:p>
          </table:table-cell>
          <table:table-cell table:style-name="ce13" office:value-type="float" office:value="19" calcext:value-type="float">
            <text:p>19</text:p>
          </table:table-cell>
          <table:table-cell table:style-name="ce8" office:value-type="float" office:value="15.29" calcext:value-type="float">
            <text:p>15,29</text:p>
          </table:table-cell>
          <table:table-cell table:style-name="ce14" table:formula="of:=[.D7]-[.N7]" office:value-type="float" office:value="1.64" calcext:value-type="float">
            <text:p>1,64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7" calcext:value-type="float">
            <text:p>26,7</text:p>
          </table:table-cell>
          <table:table-cell table:style-name="ce15" table:formula="of:=[.F7]-[.Q7]" office:value-type="float" office:value="1.81" calcext:value-type="float">
            <text:p>1,81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4" office:value-type="string" calcext:value-type="string">
            <text:p>Bilbao Aeropuerto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.63" calcext:value-type="float">
            <text:p>16,6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8.56" calcext:value-type="float">
            <text:p>28,56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4.8" calcext:value-type="float">
            <text:p>14,8</text:p>
          </table:table-cell>
          <table:table-cell table:style-name="ce14" table:formula="of:=[.D8]-[.H8]" office:value-type="float" office:value="1.83" calcext:value-type="float">
            <text:p>1,8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6.79" calcext:value-type="float">
            <text:p>26,79</text:p>
          </table:table-cell>
          <table:table-cell table:style-name="ce15" table:formula="of:=[.F8]-[.K8]" office:value-type="float" office:value="1.77" calcext:value-type="float">
            <text:p>1,77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5.35" calcext:value-type="float">
            <text:p>15,35</text:p>
          </table:table-cell>
          <table:table-cell table:style-name="ce14" table:formula="of:=[.D8]-[.N8]" office:value-type="float" office:value="1.28" calcext:value-type="float">
            <text:p>1,28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7.32" calcext:value-type="float">
            <text:p>27,32</text:p>
          </table:table-cell>
          <table:table-cell table:style-name="ce15" table:formula="of:=[.F8]-[.Q8]" office:value-type="float" office:value="1.24" calcext:value-type="float">
            <text:p>1,24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Gueñe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.13" calcext:value-type="float">
            <text:p>16,1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2.12" calcext:value-type="float">
            <text:p>32,12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3.35" calcext:value-type="float">
            <text:p>13,35</text:p>
          </table:table-cell>
          <table:table-cell table:style-name="ce14" table:formula="of:=[.D9]-[.H9]" office:value-type="float" office:value="2.78" calcext:value-type="float">
            <text:p>2,78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47" calcext:value-type="float">
            <text:p>29,47</text:p>
          </table:table-cell>
          <table:table-cell table:style-name="ce15" table:formula="of:=[.F9]-[.K9]" office:value-type="float" office:value="2.65" calcext:value-type="float">
            <text:p>2,65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2.83" calcext:value-type="float">
            <text:p>12,83</text:p>
          </table:table-cell>
          <table:table-cell table:style-name="ce14" table:formula="of:=[.D9]-[.N9]" office:value-type="float" office:value="3.3" calcext:value-type="float">
            <text:p>3,30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8.97" calcext:value-type="float">
            <text:p>28,97</text:p>
          </table:table-cell>
          <table:table-cell table:style-name="ce15" table:formula="of:=[.F9]-[.Q9]" office:value-type="float" office:value="3.15" calcext:value-type="float">
            <text:p>3,15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Elgoibar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.75" calcext:value-type="float">
            <text:p>15,75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3.84" calcext:value-type="float">
            <text:p>33,84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3.06" calcext:value-type="float">
            <text:p>13,06</text:p>
          </table:table-cell>
          <table:table-cell table:style-name="ce14" table:formula="of:=[.D10]-[.H10]" office:value-type="float" office:value="2.69" calcext:value-type="float">
            <text:p>2,69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1.05" calcext:value-type="float">
            <text:p>31,05</text:p>
          </table:table-cell>
          <table:table-cell table:style-name="ce15" table:formula="of:=[.F10]-[.K10]" office:value-type="float" office:value="2.79" calcext:value-type="float">
            <text:p>2,79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1.93" calcext:value-type="float">
            <text:p>11,93</text:p>
          </table:table-cell>
          <table:table-cell table:style-name="ce14" table:formula="of:=[.D10]-[.N10]" office:value-type="float" office:value="3.82" calcext:value-type="float">
            <text:p>3,82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87" calcext:value-type="float">
            <text:p>29,87</text:p>
          </table:table-cell>
          <table:table-cell table:style-name="ce15" table:formula="of:=[.F10]-[.Q10]" office:value-type="float" office:value="3.97" calcext:value-type="float">
            <text:p>3,97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Zumarrag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7.21" calcext:value-type="float">
            <text:p>17,21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2.87" calcext:value-type="float">
            <text:p>32,87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3.48" calcext:value-type="float">
            <text:p>13,48</text:p>
          </table:table-cell>
          <table:table-cell table:style-name="ce14" table:formula="of:=[.D11]-[.H11]" office:value-type="float" office:value="3.73" calcext:value-type="float">
            <text:p>3,7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41" calcext:value-type="float">
            <text:p>29,41</text:p>
          </table:table-cell>
          <table:table-cell table:style-name="ce15" table:formula="of:=[.F11]-[.K11]" office:value-type="float" office:value="3.46" calcext:value-type="float">
            <text:p>3,46</text:p>
          </table:table-cell>
          <table:table-cell table:style-name="ce13" office:value-type="float" office:value="17" calcext:value-type="float">
            <text:p>17</text:p>
          </table:table-cell>
          <table:table-cell table:style-name="ce8" office:value-type="float" office:value="13.41" calcext:value-type="float">
            <text:p>13,41</text:p>
          </table:table-cell>
          <table:table-cell table:style-name="ce14" table:formula="of:=[.D11]-[.N11]" office:value-type="float" office:value="3.8" calcext:value-type="float">
            <text:p>3,80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35" calcext:value-type="float">
            <text:p>29,35</text:p>
          </table:table-cell>
          <table:table-cell table:style-name="ce15" table:formula="of:=[.F11]-[.Q11]" office:value-type="float" office:value="3.52" calcext:value-type="float">
            <text:p>3,52</text:p>
          </table:table-cell>
          <table:table-cell table:style-name="ce5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45:05</meta:creation-date>
    <dc:language>es-ES</dc:language>
    <dc:date>2020-06-02T18:45:46</dc:date>
    <meta:editing-cycles>25</meta:editing-cycles>
    <meta:editing-duration>PT57M</meta:editing-duration>
    <meta:generator>LibreOffice/6.0.7.3$Linux_X86_64 LibreOffice_project/00m0$Build-3</meta:generator>
    <meta:document-statistic meta:table-count="1" meta:cell-count="166" meta:object-count="0"/>
  </office:meta>
</office:document-meta>
</file>